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NewRomanPSMT" svg:font-family="TimesNewRomanPSMT" style:font-family-generic="swiss" style:font-pitch="variable"/>
  </office:font-face-decls>
  <office:automatic-styles>
    <style:style style:name="Table1" style:family="table">
      <style:table-properties style:width="6.9319in" fo:margin-left="0.3451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2.1854in"/>
    </style:style>
    <style:style style:name="Table1.C" style:family="table-column">
      <style:table-column-properties style:column-width="1.9333in"/>
    </style:style>
    <style:style style:name="Table1.D" style:family="table-column">
      <style:table-column-properties style:column-width="1.6208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0097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3729in" fo:margin-left="1.0972in" table:align="left"/>
    </style:style>
    <style:style style:name="Table2.A" style:family="table-column">
      <style:table-column-properties style:column-width="1.1924in"/>
    </style:style>
    <style:style style:name="Table2.B" style:family="table-column">
      <style:table-column-properties style:column-width="1.1806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officeooo:paragraph-rsid="000a5dc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>
        <style:tab-stops/>
      </style:paragraph-properties>
      <style:text-properties style:font-name="Times New Roman" fo:font-size="12pt" officeooo:paragraph-rsid="000a5dc2" style:font-size-asian="12pt" style:font-size-complex="12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style:font-name="Courier New" fo:font-size="12pt" officeooo:rsid="001711b7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.1in" loext:contextual-spacing="false" fo:text-indent="0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APCS_20_Lesson_20_header">
      <style:paragraph-properties>
        <style:tab-stops>
          <style:tab-stop style:position="7.5in" style:type="right"/>
        </style:tab-stops>
      </style:paragraph-properties>
      <style:text-properties style:font-name="Times New Roman" fo:font-size="12pt" officeooo:paragraph-rsid="000a5dc2" style:font-size-asian="12pt" style:font-size-complex="12pt"/>
    </style:style>
    <style:style style:name="P8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9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10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paragraph-rsid="001711b7" style:font-size-asian="12pt" style:font-size-complex="12pt"/>
    </style:style>
    <style:style style:name="P11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paragraph-rsid="000a5dc2" style:font-size-asian="12pt" style:font-size-complex="12pt"/>
    </style:style>
    <style:style style:name="P12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Times New Roman" fo:font-size="12pt" officeooo:paragraph-rsid="000a5dc2" style:font-size-asian="12pt" style:font-size-complex="12pt"/>
    </style:style>
    <style:style style:name="P13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14" style:family="paragraph" style:parent-style-name="Text_20_body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paragraph-rsid="001711b7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paragraph-rsid="000a5dc2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rsid="001711b7" officeooo:paragraph-rsid="001c95ab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rsid="000f55af" officeooo:paragraph-rsid="000a5dc2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rsid="000f55af" officeooo:paragraph-rsid="001c5a5b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rsid="001c95ab" officeooo:paragraph-rsid="001c95ab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rsid="00164f81" officeooo:paragraph-rsid="00164f81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rsid="00164f81" officeooo:paragraph-rsid="001fab2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rsid="001fab28" officeooo:paragraph-rsid="001fab28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rsid="00202885" officeooo:paragraph-rsid="00202885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2pt" officeooo:paragraph-rsid="001711b7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2pt" officeooo:rsid="001711b7" officeooo:paragraph-rsid="001711b7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2pt" officeooo:rsid="000f55af" officeooo:paragraph-rsid="001c5a5b" style:font-size-asian="12pt" style:font-size-complex="12pt"/>
    </style:style>
    <style:style style:name="P31" style:family="paragraph" style:parent-style-name="Standard" style:master-page-name="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style:page-number="auto" fo:background-color="transparent"/>
      <style:text-properties fo:color="#009600" style:font-name="Courier New" fo:font-size="12pt" officeooo:paragraph-rsid="001711b7" style:font-size-asian="12pt" style:font-size-complex="12pt"/>
    </style:style>
    <style:style style:name="P32" style:family="paragraph" style:parent-style-name="Standard" style:master-page-name="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style:page-number="auto" fo:background-color="transparent"/>
      <style:text-properties fo:color="#009600" style:font-name="Courier New" fo:font-size="12pt" officeooo:paragraph-rsid="000a5dc2" style:font-size-asian="12pt" style:font-size-complex="12pt"/>
    </style:style>
    <style:style style:name="P33" style:family="paragraph" style:parent-style-name="Standard" style:master-page-name="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style:page-number="auto" fo:background-color="transparent"/>
      <style:text-properties fo:color="#009600" style:font-name="Courier New" fo:font-size="12pt" officeooo:rsid="001711b7" officeooo:paragraph-rsid="001711b7" style:font-size-asian="12pt" style:font-size-complex="12pt"/>
    </style:style>
    <style:style style:name="P34" style:family="paragraph" style:parent-style-name="Standard" style:master-page-name="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style:page-number="auto" fo:background-color="transparent"/>
      <style:text-properties fo:color="#009600" style:font-name="Courier New" fo:font-size="12pt" officeooo:rsid="001711b7" officeooo:paragraph-rsid="001c95ab" style:font-size-asian="12pt" style:font-size-complex="12pt"/>
    </style:style>
    <style:style style:name="P35" style:family="paragraph" style:parent-style-name="Standard" style:master-page-name="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style:page-number="auto" fo:background-color="transparent"/>
      <style:text-properties fo:color="#009600" style:font-name="Courier New" fo:font-size="12pt" officeooo:rsid="000f55af" officeooo:paragraph-rsid="000a5dc2" style:font-size-asian="12pt" style:font-size-complex="12pt"/>
    </style:style>
    <style:style style:name="P36" style:family="paragraph" style:parent-style-name="Standard" style:master-page-name="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style:page-number="auto" fo:background-color="transparent"/>
      <style:text-properties fo:color="#009600" style:font-name="Courier New" fo:font-size="12pt" officeooo:rsid="00164f81" officeooo:paragraph-rsid="001fab28" style:font-size-asian="12pt" style:font-size-complex="12pt"/>
    </style:style>
    <style:style style:name="P37" style:family="paragraph" style:parent-style-name="Standard" style:master-page-name="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style:page-number="auto" fo:background-color="transparent"/>
      <style:text-properties fo:color="#009600" style:font-name="Courier New" fo:font-size="12pt" officeooo:rsid="00164f81" officeooo:paragraph-rsid="00164f81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style:page-number="auto" fo:background-color="transparent"/>
      <style:text-properties fo:color="#009600" style:font-name="Courier New" fo:font-size="12pt" officeooo:rsid="001fab28" officeooo:paragraph-rsid="001fab28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0.5in" fo:margin-right="0in" fo:margin-top="0in" fo:margin-bottom="0.0598in" loext:contextual-spacing="false" fo:line-height="100%" fo:text-align="justify" style:justify-single-word="false" fo:text-indent="0in" style:auto-text-indent="false" style:page-number="auto" fo:background-color="transparent"/>
      <style:text-properties style:font-name="Times New Roman" fo:font-size="12pt" officeooo:rsid="001fab28" officeooo:paragraph-rsid="001fab28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9600" style:font-name="Courier New" fo:font-size="12pt" style:font-size-asian="12pt" style:font-size-complex="12pt"/>
    </style:style>
    <style:style style:name="P41" style:family="paragraph" style:parent-style-name="APCS_20_Master_20_notes_20_header" style:master-page-name="MP0">
      <style:paragraph-properties style:page-number="auto" fo:break-before="page">
        <style:tab-stops>
          <style:tab-stop style:position="7.5in" style:type="right"/>
        </style:tab-stops>
      </style:paragraph-properties>
      <style:text-properties style:font-name="Times New Roman" fo:font-size="12pt" officeooo:paragraph-rsid="000a5dc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color="#009600" style:font-name="Times New Roman" fo:font-size="12pt" fo:font-style="normal" officeooo:rsid="0021bc94" officeooo:paragraph-rsid="0021bc94" style:font-size-asian="12pt" style:font-style-asian="normal" style:font-size-complex="12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fo:color="#009600" style:font-name="Times New Roman" fo:font-size="12pt" fo:font-style="normal" officeooo:rsid="002abfc1" officeooo:paragraph-rsid="002abfc1" style:font-size-asian="12pt" style:font-style-asian="normal" style:font-size-complex="12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fo:color="#009600" style:font-name="Times New Roman" fo:font-size="12pt" fo:font-style="normal" officeooo:rsid="002ae75c" officeooo:paragraph-rsid="002ae75c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fo:color="#009600" style:font-name="Times New Roman" fo:font-size="12pt" fo:font-style="normal" officeooo:rsid="002c200f" officeooo:paragraph-rsid="002c200f" style:font-size-asian="12pt" style:font-style-asian="normal" style:font-size-complex="12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fo:color="#00a933" style:font-name="Times New Roman" fo:font-size="12pt" fo:font-style="normal" officeooo:rsid="00288bfb" officeooo:paragraph-rsid="00288bfb" style:font-size-asian="12pt" style:font-style-asian="normal" style:font-size-complex="12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officeooo:paragraph-rsid="002abfc1"/>
    </style:style>
    <style:style style:name="P48" style:family="paragraph" style:parent-style-name="Standard">
      <style:paragraph-properties fo:text-align="start" style:justify-single-word="false"/>
      <style:text-properties fo:color="#00a933" style:font-name="Times New Roman" fo:font-size="12pt" fo:font-style="normal" officeooo:rsid="002abfc1" officeooo:paragraph-rsid="002abfc1" style:font-size-asian="12pt" style:font-style-asian="normal" style:font-size-complex="12pt" style:font-style-complex="normal"/>
    </style:style>
    <style:style style:name="P49" style:family="paragraph" style:parent-style-name="Standard" style:list-style-name="L1">
      <style:paragraph-properties fo:margin-top="0in" fo:margin-bottom="0.0402in" loext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50" style:family="paragraph" style:parent-style-name="Standard" style:list-style-name="L1">
      <style:paragraph-properties fo:margin-top="0in" fo:margin-bottom="0.0402in" loext:contextual-spacing="false" fo:line-height="100%" fo:text-align="justify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51" style:family="paragraph" style:parent-style-name="Standard" style:list-style-name="L2">
      <style:paragraph-properties fo:margin-top="0in" fo:margin-bottom="0.0402in" loext:contextual-spacing="false" fo:line-height="100%" fo:text-align="justify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52" style:family="paragraph" style:parent-style-name="Standard" style:list-style-name="L2">
      <style:paragraph-properties fo:margin-top="0in" fo:margin-bottom="0.0402in" loext:contextual-spacing="false" fo:line-height="100%" fo:text-align="justify" style:justify-single-word="false"/>
      <style:text-properties style:font-name="Times New Roman" fo:font-size="12pt" officeooo:paragraph-rsid="000a5dc2" style:font-size-asian="12pt" style:font-size-complex="12pt"/>
    </style:style>
    <style:style style:name="P53" style:family="paragraph" style:parent-style-name="Standard" style:list-style-name="L3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54" style:family="paragraph" style:parent-style-name="Standard" style:master-page-name="">
      <loext:graphic-properties draw:fill="none"/>
      <style:paragraph-properties fo:margin-left="0.5in" fo:margin-right="0in" fo:margin-top="0in" fo:margin-bottom="0.0201in" loext:contextual-spacing="false" fo:line-height="100%" fo:text-align="justify" style:justify-single-word="false" fo:text-indent="0in" style:auto-text-indent="false" style:page-number="auto" fo:background-color="transparent"/>
      <style:text-properties fo:color="#009600" style:font-name="Courier New" fo:font-size="12pt" officeooo:paragraph-rsid="001c95ab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.5in" fo:margin-right="0in" fo:margin-top="0in" fo:margin-bottom="0.0201in" loext:contextual-spacing="false" fo:line-height="100%" fo:text-align="justify" style:justify-single-word="false" fo:text-indent="0in" style:auto-text-indent="false" fo:background-color="transparent"/>
      <style:text-properties fo:color="#009600" style:font-name="Courier New" fo:font-size="12pt" officeooo:paragraph-rsid="001c95ab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90d3"/>
    </style:style>
    <style:style style:name="T3" style:family="text">
      <style:text-properties officeooo:rsid="00145444"/>
    </style:style>
    <style:style style:name="T4" style:family="text">
      <style:text-properties officeooo:rsid="001548a1"/>
    </style:style>
    <style:style style:name="T5" style:family="text">
      <style:text-properties style:font-name="TimesNewRomanPSMT"/>
    </style:style>
    <style:style style:name="T6" style:family="text">
      <style:text-properties style:font-name="TimesNewRomanPSMT" officeooo:rsid="00164f81"/>
    </style:style>
    <style:style style:name="T7" style:family="text">
      <style:text-properties fo:font-weight="normal" officeooo:rsid="00164f81" style:font-weight-asian="normal" style:font-weight-complex="normal"/>
    </style:style>
    <style:style style:name="T8" style:family="text">
      <style:text-properties fo:font-weight="normal" officeooo:rsid="000f55af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0f55af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f55af"/>
    </style:style>
    <style:style style:name="T13" style:family="text">
      <style:text-properties style:font-name="Courier New"/>
    </style:style>
    <style:style style:name="T14" style:family="text">
      <style:text-properties officeooo:rsid="001711b7"/>
    </style:style>
    <style:style style:name="T15" style:family="text">
      <style:text-properties style:font-name="Times New Roman" fo:font-weight="normal" officeooo:rsid="00164f81" style:font-weight-asian="normal" style:font-weight-complex="normal"/>
    </style:style>
    <style:style style:name="T16" style:family="text">
      <style:text-properties style:font-name="Times New Roman" fo:font-weight="normal" officeooo:rsid="001711b7" style:font-weight-asian="normal" style:font-weight-complex="normal"/>
    </style:style>
    <style:style style:name="T17" style:family="text">
      <style:text-properties style:font-name="Times New Roman" fo:font-weight="bold" style:font-weight-asian="bold"/>
    </style:style>
    <style:style style:name="T18" style:family="text">
      <style:text-properties officeooo:rsid="00187ea7"/>
    </style:style>
    <style:style style:name="T19" style:family="text">
      <style:text-properties officeooo:rsid="001a5a12"/>
    </style:style>
    <style:style style:name="T20" style:family="text">
      <style:text-properties fo:color="#009600" officeooo:rsid="001d90d3"/>
    </style:style>
    <style:style style:name="T21" style:family="text">
      <style:text-properties fo:color="#009600" style:font-name="Times New Roman" fo:font-size="12pt" fo:font-style="normal" officeooo:rsid="002abfc1" style:font-size-asian="12pt" style:font-style-asian="normal" style:font-size-complex="12pt" style:font-style-complex="normal"/>
    </style:style>
    <style:style style:name="T22" style:family="text">
      <style:text-properties officeooo:rsid="001cf478"/>
    </style:style>
    <style:style style:name="T23" style:family="text">
      <style:text-properties officeooo:rsid="001e4ebf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he Science of Computing I<text:span text:style-name="T3">II</text:span><text:tab/>Living <text:span text:style-name="T1">with </text:span>Cyber</text:p>
      <text:p text:style-name="P2"/>
      <text:p text:style-name="P7"><text:span text:style-name="T2">Workbook: More on Data Structures-</text:span><text:span text:style-name="T20">ANSWERS</text:span><text:tab/>Pillar: <text:span text:style-name="T4">Data Structures</text:span></text:p>
      <text:p text:style-name="P4"/>
      <text:p text:style-name="P8"><text:span text:style-name="T6">1. </text:span><text:span text:style-name="T5">Fill out the following table with respect to the various data structur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Name</text:p>
          </table:table-cell>
          <table:table-cell table:style-name="Table1.A1" office:value-type="string">
            <text:p text:style-name="P16">Description</text:p>
          </table:table-cell>
          <table:table-cell table:style-name="Table1.A1" office:value-type="string">
            <text:p text:style-name="P16">Pros</text:p>
          </table:table-cell>
          <table:table-cell table:style-name="Table1.D1" office:value-type="string">
            <text:p text:style-name="P16">Cons</text:p>
          </table:table-cell>
        </table:table-row>
        <table:table-row table:style-name="Table1.2">
          <table:table-cell table:style-name="Table1.A2" office:value-type="string">
            <text:p text:style-name="P15">Array</text:p>
          </table:table-cell>
          <table:table-cell table:style-name="Table1.A2" office:value-type="string">
            <text:p text:style-name="P42">Contiguous memory allocation with each element storing a value at a particular offset (i.e. index) from the initial element.</text:p>
          </table:table-cell>
          <table:table-cell table:style-name="Table1.A2" office:value-type="string">
            <text:p text:style-name="P42">Very fast to access a value if you know its index. Contiguous memory means no overhead in memory usage.</text:p>
          </table:table-cell>
          <table:table-cell table:style-name="Table1.D2" office:value-type="string">
            <text:p text:style-name="P42">Can't resize after allocation.</text:p>
          </table:table-cell>
        </table:table-row>
        <table:table-row table:style-name="Table1.2">
          <table:table-cell table:style-name="Table1.A2" office:value-type="string">
            <text:p text:style-name="P15">Linked List</text:p>
          </table:table-cell>
          <table:table-cell table:style-name="Table1.A2" office:value-type="string">
            <text:p text:style-name="P48">Non-contiguous nodes storing data and link to next node.</text:p>
          </table:table-cell>
          <table:table-cell table:style-name="Table1.A2" office:value-type="string">
            <text:p text:style-name="P46">Can grow or shrink as needed.</text:p>
          </table:table-cell>
          <table:table-cell table:style-name="Table1.D2" office:value-type="string">
            <text:p text:style-name="P43">More complicated to implement than an array and takes up more memory.</text:p>
          </table:table-cell>
        </table:table-row>
        <table:table-row table:style-name="Table1.2">
          <table:table-cell table:style-name="Table1.A2" office:value-type="string">
            <text:p text:style-name="P15">Stack</text:p>
          </table:table-cell>
          <table:table-cell table:style-name="Table1.A2" office:value-type="string">
            <text:p text:style-name="P43">FILO (or LIFO) data structure whose main operations are “push” and “pop”</text:p>
          </table:table-cell>
          <table:table-cell table:style-name="Table1.A2" office:value-type="string">
            <text:p text:style-name="P44">Can be used to match parentheses, reverse words and undo commands in a text editor</text:p>
          </table:table-cell>
          <table:table-cell table:style-name="Table1.D2" office:value-type="string">
            <text:p text:style-name="P44">Can only access the top item on the stack</text:p>
          </table:table-cell>
        </table:table-row>
        <table:table-row table:style-name="Table1.2">
          <table:table-cell table:style-name="Table1.A2" office:value-type="string">
            <text:p text:style-name="P15">Queue</text:p>
          </table:table-cell>
          <table:table-cell table:style-name="Table1.A2" office:value-type="string">
            <text:p text:style-name="P47"><text:span text:style-name="T21">FIFO (or LILO) data structure whose main operations are “enqueue” and “dequeue”</text:span></text:p>
          </table:table-cell>
          <table:table-cell table:style-name="Table1.A2" office:value-type="string">
            <text:p text:style-name="P44">Can be used to simulate waiting in a line or processing tasks in a first come, first serve manner.</text:p>
          </table:table-cell>
          <table:table-cell table:style-name="Table1.D2" office:value-type="string">
            <text:p text:style-name="P44">Can only access the front item in the queue</text:p>
          </table:table-cell>
        </table:table-row>
        <table:table-row table:style-name="Table1.2">
          <table:table-cell table:style-name="Table1.A2" office:value-type="string">
            <text:p text:style-name="P15">Binary Tree</text:p>
          </table:table-cell>
          <table:table-cell table:style-name="Table1.A2" office:value-type="string">
            <text:p text:style-name="P43">Tree-like data structure composed of nodes storing data and two links, one to left child and one to right child.</text:p>
          </table:table-cell>
          <table:table-cell table:style-name="Table1.A2" office:value-type="string">
            <text:p text:style-name="P45">Fast to add values</text:p>
          </table:table-cell>
          <table:table-cell table:style-name="Table1.D2" office:value-type="string">
            <text:p text:style-name="P45">More complicated than other data structures and uses more memory due to having to store two pointers per node.</text:p>
          </table:table-cell>
        </table:table-row>
        <table:table-row table:style-name="Table1.2">
          <table:table-cell table:style-name="Table1.A2" office:value-type="string">
            <text:p text:style-name="P17">Ordered Binary Tree</text:p>
          </table:table-cell>
          <table:table-cell table:style-name="Table1.A2" office:value-type="string">
            <text:p text:style-name="P43">Same as binary tree however values to the left of the node are less than and values to the right are greater than the node</text:p>
          </table:table-cell>
          <table:table-cell table:style-name="Table1.A2" office:value-type="string">
            <text:p text:style-name="P45">Fast to add values and search for values</text:p>
          </table:table-cell>
          <table:table-cell table:style-name="Table1.D2" office:value-type="string">
            <text:p text:style-name="P45">Same cons as regular binary tree</text:p>
          </table:table-cell>
        </table:table-row>
        <table:table-row table:style-name="Table1.2">
          <table:table-cell table:style-name="Table1.A2" office:value-type="string">
            <text:p text:style-name="P15">Dictionary</text:p>
          </table:table-cell>
          <table:table-cell table:style-name="Table1.A2" office:value-type="string">
            <text:p text:style-name="P43">Stores key-value pairs where the key is immutable and no duplicate keys are allowed to be stored</text:p>
          </table:table-cell>
          <table:table-cell table:style-name="Table1.A2" office:value-type="string">
            <text:p text:style-name="P45">Very fast to add and search for values</text:p>
          </table:table-cell>
          <table:table-cell table:style-name="Table1.D2" office:value-type="string">
            <text:p text:style-name="P45">Impossible to keep a specific order so we can never sort values in a dictionary</text:p>
          </table:table-cell>
        </table:table-row>
      </table:table>
      <text:p text:style-name="P8"/>
      <text:p text:style-name="P10"><text:span text:style-name="T14">2. </text:span>Using the <text:span text:style-name="T11">filter</text:span> function, construct a list that contains only even values from 0 to 10 (including 10).</text:p>
      <text:p text:style-name="P54"># one way</text:p>
      <text:p text:style-name="P55">def isEven(x):</text:p>
      <text:p text:style-name="P55"><text:s text:c="4"/>return x % 2 == 0</text:p>
      <text:p text:style-name="P55">nums = list(filter(isEven, range(11)))</text:p>
      <text:p text:style-name="P55"/>
      <text:p text:style-name="P55"># another way</text:p>
      <text:p text:style-name="P55">nums = list(filter(lambda x : x % 2 == 0, range(11)))</text:p>
      <text:p text:style-name="P10"><text:soft-page-break/><text:span text:style-name="T14">3. </text:span>Using the <text:span text:style-name="T11">map</text:span> function, construct a list that contains all factorials from 0 to 10 (including 10). </text:p>
      <text:p text:style-name="P31">def fact(n):</text:p>
      <text:p text:style-name="P18"><text:s text:c="4"/>prod = 1</text:p>
      <text:p text:style-name="P18"><text:s text:c="4"/>while n &gt; 0:</text:p>
      <text:p text:style-name="P18"><text:s text:c="8"/>prod *= n</text:p>
      <text:p text:style-name="P18"><text:s text:c="8"/>n -= 1</text:p>
      <text:p text:style-name="P18"><text:s text:c="4"/>return prod</text:p>
      <text:p text:style-name="P18"/>
      <text:p text:style-name="P18">nums = list(map(fact, range(11)))</text:p>
      <text:p text:style-name="P28"/>
      <text:p text:style-name="P10"><text:span text:style-name="T14">4. </text:span>Using the <text:span text:style-name="T11">reduce</text:span> function, figure out the sum of all values from 0 to 10,000 (including 10,000).</text:p>
      <text:p text:style-name="P34">from functools import reduce</text:p>
      <text:p text:style-name="P20"/>
      <text:p text:style-name="P20"># one way</text:p>
      <text:p text:style-name="P20">def getSum(x, y):</text:p>
      <text:p text:style-name="P20"><text:s text:c="4"/>return x + y</text:p>
      <text:p text:style-name="P20">sum = reduce(getSum, range(10001))</text:p>
      <text:p text:style-name="P20"/>
      <text:p text:style-name="P20"># another way</text:p>
      <text:p text:style-name="P20">sum = reduce(lambda x, y: x + y, range(10001))</text:p>
      <text:p text:style-name="P29"/>
      <text:p text:style-name="P10"><text:span text:style-name="T14">5. </text:span>Using <text:span text:style-name="T11">list comprehensions</text:span>, construct a list that contains only even values from 0 to 10 (including 10).</text:p>
      <text:p text:style-name="P31">nums = [x for x in range(11) if x % 2 == 0]</text:p>
      <text:p text:style-name="P28"/>
      <text:p text:style-name="P10"><text:span text:style-name="T14">6. </text:span>Using <text:span text:style-name="T11">list comprehensions</text:span>, construct a list that contains all factorials from 0 to 10 (including 10). Assume you have access to the factorial function you created for question <text:span text:style-name="T18">3</text:span>.</text:p>
      <text:p text:style-name="P33">nums = [fact(x) for x in range(11)]</text:p>
      <text:p text:style-name="P29"/>
      <text:p text:style-name="P12"><text:span text:style-name="T16">7</text:span><text:span text:style-name="T7">. </text:span><text:span text:style-name="T8">Using </text:span><text:span text:style-name="T10">list comprehension</text:span><text:span text:style-name="T12">, write </text:span><text:span text:style-name="T10">single </text:span><text:span text:style-name="T12">Python statements to create the lists given below and </text:span>store them in a variable mylist.</text:p>
      <text:list xml:id="list2462450968" text:style-name="L1">
        <text:list-item>
          <text:p text:style-name="P49">[1, 2, 3, 4, 5, 6, 7, 8, 9]</text:p>
        </text:list-item>
      </text:list>
      <text:p text:style-name="P40">mylist = [x for x in range(1,<text:span text:style-name="T22"> </text:span>10)]</text:p>
      <text:p text:style-name="P3"/>
      <text:list xml:id="list180746662869799" text:continue-numbering="true" text:style-name="L1">
        <text:list-item>
          <text:p text:style-name="P49">[2, 4, 6, 8, 10, 12, 14, 16, 18, 20]</text:p>
        </text:list-item>
      </text:list>
      <text:p text:style-name="P40">mylist = [x for x in range(2, 21, 2)]</text:p>
      <text:p text:style-name="P3"/>
      <text:list xml:id="list180747064976079" text:continue-numbering="true" text:style-name="L1">
        <text:list-item>
          <text:p text:style-name="P49">[1, 4, 9, 16, 25, 36, 49, 64, 81, 100]</text:p>
        </text:list-item>
      </text:list>
      <text:p text:style-name="P40">mylist = [x<text:span text:style-name="T22"> </text:span>**<text:span text:style-name="T22"> </text:span>2 for x in range(1,<text:span text:style-name="T22"> </text:span>11)]</text:p>
      <text:p text:style-name="P3"/>
      <text:list xml:id="list180745532259099" text:continue-numbering="true" text:style-name="L1">
        <text:list-item>
          <text:p text:style-name="P49">[1, 4, 16, 25, 49, 64, 100]</text:p>
        </text:list-item>
      </text:list>
      <text:p text:style-name="P40">mylist = [x<text:span text:style-name="T22"> </text:span>**<text:span text:style-name="T22"> </text:span>2 for x in range(1,<text:span text:style-name="T22"> </text:span>11) if x % 3 != 0]</text:p>
      <text:list xml:id="list180745760037863" text:continue-numbering="true" text:style-name="L1">
        <text:list-item>
          <text:p text:style-name="P49"><text:soft-page-break/>[1, 8, 27, 64, 125, 216, 343, 512, 729, 1000]</text:p>
        </text:list-item>
      </text:list>
      <text:p text:style-name="P40">mylist = [x<text:span text:style-name="T22"> </text:span>**<text:span text:style-name="T22"> </text:span>3 for x in range(1,<text:span text:style-name="T22"> </text:span>11)]</text:p>
      <text:p text:style-name="P3"/>
      <text:list xml:id="list180745870755865" text:continue-numbering="true" text:style-name="L1">
        <text:list-item>
          <text:p text:style-name="P50">[[1, 1], [2, 4], [3, 9], [4, 16], [5, 25], [6, 36], [7, 49], [8, 64], [9, 81], [10, 100]]</text:p>
        </text:list-item>
      </text:list>
      <text:p text:style-name="P35">mylist = [[x,<text:span text:style-name="T22"> </text:span>x<text:span text:style-name="T22"> </text:span>**<text:span text:style-name="T22"> </text:span>2] for x in range(1,<text:span text:style-name="T22"> </text:span>11)]</text:p>
      <text:p text:style-name="P8"/>
      <text:p text:style-name="P14"><text:span text:style-name="T14">8. </text:span>Using <text:span text:style-name="T11">dictionary comprehensions</text:span>, construct a dictionary that maps the following keys to the length of each key.</text:p>
      <text:p text:style-name="P6"><text:span text:style-name="T14"><text:tab/></text:span>Keys: <text:span text:style-name="T13">"Hello", "world", "len", "hotdog", "really_long_word"</text:span></text:p>
      <text:p text:style-name="P6"><text:span text:style-name="T14"><text:tab/></text:span>The resulting dictionary should look like the following <text:span text:style-name="T19">(order may be different)</text:span>:</text:p>
      <text:p text:style-name="P5"><text:s text:c="4"/>{'world': 5, 'really_long_word': 16, 'Hello': 5, 'len': 3, 'hotdog': 6}</text:p>
      <text:p text:style-name="P35">keys = ["Hello", "world", "len", "hotdog", "really_long_word"]</text:p>
      <text:p text:style-name="P21"/>
      <text:p text:style-name="P23"># one way</text:p>
      <text:p text:style-name="P21">mydict = {keys[i]:len(keys[i]) for i in range(len(keys))}</text:p>
      <text:p text:style-name="P21"/>
      <text:p text:style-name="P23"># another way</text:p>
      <text:p text:style-name="P22">mydict = {key:len(key) for key in keys}</text:p>
      <text:p text:style-name="P30"/>
      <text:p text:style-name="P9"><text:span text:style-name="T16">9</text:span><text:span text:style-name="T15">. </text:span><text:span text:style-name="T17">Using d</text:span><text:span text:style-name="T9">ictionary comprehension</text:span>, write <text:span text:style-name="T9">single </text:span>Python statements to create the dictionaries given below and store them in a variable <text:span text:style-name="T13">mydict</text:span>.</text:p>
      <text:list xml:id="list4253070327" text:style-name="L2">
        <text:list-item>
          <text:p text:style-name="P51">{ 1: 1, 2: 4, 3: 9, 4: 16, 5: 25, 6: 36, 7: 49, 8: 64, 9: 81, 10: 100 }</text:p>
        </text:list-item>
      </text:list>
      <text:p text:style-name="P32">mydict = {x:<text:span text:style-name="T23"> </text:span>x<text:span text:style-name="T23"> </text:span>**<text:span text:style-name="T23"> </text:span>2 for x in range(1,<text:span text:style-name="T23"> </text:span>11)}</text:p>
      <text:p text:style-name="P11"/>
      <text:list xml:id="list180745960450763" text:continue-numbering="true" text:style-name="L2">
        <text:list-item>
          <text:p text:style-name="P52"><text:span text:style-name="T12">{</text:span>1: 's', 2: 'su', 3: 'sup', 4: 'supe', 5: 'super', 6: 'superf', 7: 'superfr', 8: 'superfra', 9: 'superfrag', 10: 'superfragi', 11: 'superfragil', 12: 'superfragili', 13: 'superfragilis', 14: 'superfragilist', 15: 'superfragilisti', 16: 'superfragilistic'}</text:p>
        </text:list-item>
      </text:list>
      <text:p text:style-name="P32">str = "superfragilistic"</text:p>
      <text:p text:style-name="P19">mydict = {len(str[0:i]):<text:span text:style-name="T23"> </text:span>str[0:i] for i in range(1,<text:span text:style-name="T23"> </text:span>len(str)<text:span text:style-name="T23"> </text:span>+<text:span text:style-name="T23"> </text:span>1)}</text:p>
      <text:p text:style-name="P11"/>
      <text:p text:style-name="P13"><text:span text:style-name="T14">10</text:span>. Answer the following questions about dictionaries:</text:p>
      <text:list xml:id="list2057338972" text:style-name="L3">
        <text:list-item>
          <text:p text:style-name="P53">Write a <text:span text:style-name="T9">snippet </text:span>of Python code that creates a dictionary, called <text:span text:style-name="T13">form</text:span>, with the following key-value pairs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Team name</text:p>
          </table:table-cell>
          <table:table-cell table:style-name="Table2.B1" office:value-type="string">
            <text:p text:style-name="P16">Last 5 games</text:p>
          </table:table-cell>
        </table:table-row>
        <table:table-row>
          <table:table-cell table:style-name="Table2.A5" office:value-type="string">
            <text:p text:style-name="P15">Chelsea</text:p>
          </table:table-cell>
          <table:table-cell table:style-name="Table2.B5" office:value-type="string">
            <text:p text:style-name="P16">W D W W W</text:p>
          </table:table-cell>
        </table:table-row>
        <table:table-row>
          <table:table-cell table:style-name="Table2.A5" office:value-type="string">
            <text:p text:style-name="P15">Tottenham</text:p>
          </table:table-cell>
          <table:table-cell table:style-name="Table2.B5" office:value-type="string">
            <text:p text:style-name="P16">W L W W W</text:p>
          </table:table-cell>
        </table:table-row>
        <table:table-row>
          <table:table-cell table:style-name="Table2.A5" office:value-type="string">
            <text:p text:style-name="P15">ManCity</text:p>
          </table:table-cell>
          <table:table-cell table:style-name="Table2.B5" office:value-type="string">
            <text:p text:style-name="P16">W W W D D</text:p>
          </table:table-cell>
        </table:table-row>
        <table:table-row>
          <table:table-cell table:style-name="Table2.A5" office:value-type="string">
            <text:p text:style-name="P15">Liverpool</text:p>
          </table:table-cell>
          <table:table-cell table:style-name="Table2.B5" office:value-type="string">
            <text:p text:style-name="P16">W L W W D</text:p>
          </table:table-cell>
        </table:table-row>
      </table:table>
      <text:p text:style-name="P38"><text:soft-page-break/># one way is using curly braces {}</text:p>
      <text:p text:style-name="P24">form = {'Chelsea': <text:s text:c="2"/>'W D W W W', \</text:p>
      <text:p text:style-name="P24"><text:s text:c="8"/>'Tottenham': 'W L W W W', \</text:p>
      <text:p text:style-name="P24"><text:s text:c="8"/>'ManCity': <text:s text:c="2"/>'W W W D D', \</text:p>
      <text:p text:style-name="P24"><text:s text:c="8"/>'Liverpool': 'W L W W D'}</text:p>
      <text:p text:style-name="P39"/>
      <text:p text:style-name="P26"># an alternate way is using the dict function</text:p>
      <text:p text:style-name="P36">form = dict(Chelsea <text:s text:c="2"/>= 'W D W W W', \</text:p>
      <text:p text:style-name="P25"><text:s text:c="12"/>Tottenham = 'W L W W W', \</text:p>
      <text:p text:style-name="P25"><text:s text:c="12"/>ManCity <text:s text:c="2"/>= 'W W W D D', \</text:p>
      <text:p text:style-name="P25"><text:s text:c="12"/>Liverpool = 'W L W W D')</text:p>
      <text:p text:style-name="P25"/>
      <text:p text:style-name="P27"># notice the differences between the two</text:p>
      <text:p text:style-name="P13"/>
      <text:list xml:id="list180746047740252" text:continue-numbering="true" text:style-name="L3">
        <text:list-item>
          <text:p text:style-name="P53">Write a <text:span text:style-name="T9">line </text:span>of code to update Liverpool’s record to L W W D L</text:p>
        </text:list-item>
      </text:list>
      <text:p text:style-name="P37">form['Liverpool'] = 'L W W D L'</text:p>
      <text:p text:style-name="P13"/>
      <text:list xml:id="list180745984883949" text:continue-numbering="true" text:style-name="L3">
        <text:list-item>
          <text:p text:style-name="P53">Write a <text:span text:style-name="T9">line </text:span>of code to add ManUtd : D W W D W to the dictionary</text:p>
        </text:list-item>
      </text:list>
      <text:p text:style-name="P37">form['ManUtd'] = 'D W W D W'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NewRomanPSMT" svg:font-family="TimesNewRomanPSMT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11in" loext:contextual-spacing="false" fo:line-height="107%" fo:hyphenation-ladder-count="no-limit"/>
      <style:text-properties fo:font-size="11pt" style:font-size-asian="11pt" style:font-size-complex="11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APCS_20_Master_20_notes_20_header" style:display-name="APCS Master notes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  <style:text-properties fo:font-weight="bold" style:font-weight-asian="bold" style:font-weight-complex="bold"/>
    </style:style>
    <style:style style:name="APCS_20_Lesson_20_header" style:display-name="APCS Lesson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page-number text:select-page="current">4</text:page-number></text:p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title/>
    <dc:description/>
    <dc:subject/>
    <meta:initial-creator>Windows User</meta:initial-creator>
    <meta:creation-date>2018-06-23T19:58:00Z</meta:creation-date>
    <dc:date>2020-06-20T18:07:45.206000000</dc:date>
    <meta:editing-cycles>34</meta:editing-cycles>
    <meta:editing-duration>PT2H6M23S</meta:editing-duration>
    <meta:print-date>2018-07-11T07:23:05.614000000</meta:print-date>
    <meta:document-statistic meta:table-count="2" meta:image-count="0" meta:object-count="0" meta:page-count="4" meta:paragraph-count="118" meta:word-count="1035" meta:character-count="5460" meta:non-whitespace-character-count="4443"/>
    <meta:template xlink:type="simple" xlink:actuate="onRequest" xlink:title="" xlink:href="../01%20More%20on%20Data%20Structures.odt/Normal.dotm"/>
  </office:meta>
</office:document-meta>
</file>